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4-09-11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4-08-13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4-07-10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4-06-13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4-05-14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4-04-04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4-03-13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3-12-12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3-11-13 19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3-10-10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3-09-13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3-08-09 21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3-07-13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3-06-09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3-05-05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3-04-07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3-03-07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3-02-13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3-01-09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2-12-02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2-11-10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2-10-07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2-09-12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2-08-15 2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2-07-08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2-06-09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2-05-13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2-04-11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2-03-07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2-02-07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2-01-14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1-12-07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1-11-10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1-10-08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1-09-10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1-08-09 2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1-07-03 19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1-06-08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1-05-10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1-04-02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1-03-10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1-02-10 2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1-01-07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0-12-03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0-11-04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0-10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0-09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0-08-13 20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0-07-09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0-06-09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0-05-08 19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0-04-13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0-03-05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0-02-03 22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20-01-07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9-11-06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9-10-04 2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9-09-04 2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9-08-0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9-07-03 2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9-06-03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9-05-02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9-04-01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9-03-05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9-02-05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9-01-07 19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8-12-04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8-11-02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8-10-03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8-09-06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8-08-03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8-07-09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8-06-06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8-05-11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8-04-04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8-03-07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8-02-06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8-01-04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7-12-05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7-11-07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7-09-07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7-08-03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7-07-10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7-06-05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7-05-03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7-04-06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7-03-03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7-01-04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6-12-02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6-11-04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6-10-06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6-09-09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6-08-05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6-07-07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6-06-02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6-05-10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6-04-07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6-03-09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6-02-04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6-01-11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5-12-07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5-11-04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5-10-07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5-09-09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5-08-06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5-07-08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5-06-09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5-05-11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5-04-08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5-03-03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5-02-09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5-01-08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4-12-03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4-11-10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4-10-10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4-09-08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4-08-07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4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4-06-11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4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4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4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4-02-04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4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3-12-10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3-11-07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3-10-08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3-07-01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3-06-06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3-03-07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3-02-13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3-01-07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2-12-10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2-11-08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2-10-09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2-08-08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2-07-11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2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2-05-02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2-03-07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2-02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1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1-11-09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1-10-06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1-09-13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1-08-09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1-06-02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1-05-03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1-04-07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1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1-02-07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1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0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0-11-08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0-10-11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0-09-09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0-08-04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0-06-29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0-06-02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0-05-03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0-04-07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0-03-09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0-02-08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10-01-07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9-12-08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9-11-04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9-10-07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9-08-13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9-07-06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9-06-03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9-05-12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9-04-07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9-03-10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9-02-09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9-01-07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8-12-10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8-11-06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8-10-06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8-09-08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8-08-04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8-07-02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8-06-05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8-05-08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8-04-07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8-03-04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8-02-12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8-01-03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7-12-04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7-11-01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7-10-02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7-09-10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7-08-07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7-07-03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7-06-06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7-05-01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7-04-02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7-03-06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7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6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6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6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6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6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6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6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6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6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6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6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5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5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5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5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5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5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5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5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5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5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5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4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4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4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4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4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4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4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4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4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4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3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3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3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3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3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3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3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3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3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3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3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3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2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2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2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2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2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2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2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2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2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2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1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1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1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1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1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1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1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1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1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1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1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1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0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0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0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0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0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0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0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0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0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0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0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2000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9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9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9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9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9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9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9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9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9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9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9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9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8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8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8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8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8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8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8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8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8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8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7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7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7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7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7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7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7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7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7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7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7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7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6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6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6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6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6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6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6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6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6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6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6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6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5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5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5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5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5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5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5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5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5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5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5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5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4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4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4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4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4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4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4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4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4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4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4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4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3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3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3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3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3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3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3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3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3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2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2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2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2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2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1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1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1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1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1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1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1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0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0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0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0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0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0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0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0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0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90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9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9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9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9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9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9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9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9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8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8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8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8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8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8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8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7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7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7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7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7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7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7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7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7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7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7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6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6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6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6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6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6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6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6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6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6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5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5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5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5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5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5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5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5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5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5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5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5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4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4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4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4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4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4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4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4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4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4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4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3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3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3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3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3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3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3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3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3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3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3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2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2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2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2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2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2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2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2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2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2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1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1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1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1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1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1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1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1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1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1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1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0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0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0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0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0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0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0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0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0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0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80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79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79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79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79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79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79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79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79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79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79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79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78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78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78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78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78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78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78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78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78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78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78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77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77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77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77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77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77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77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77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77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76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76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76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76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76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40105455501</text:p>
          </table:table-cell>
          <table:table-cell office:value-type="string" calcext:value-type="string">
            <text:p>1976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0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21" meta:object-count="0"/>
    <meta:user-defined meta:name="AppVersion">3.0</meta:user-defined>
  </office:meta>
</office:document-meta>
</file>